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8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3" table:number-rows-spanned="1">
            <text:p>Loc</text:p>
          </table:table-cell>
          <table:covered-table-cell table:number-columns-repeated="2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style-name="ce67" table:number-columns-repeated="28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 table:number-columns-repeated="28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table:number-columns-repeated="28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8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1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8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8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1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8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8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8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8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8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0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8"/>
          <table:table-cell table:number-columns-repeated="992"/>
        </table:table-row>
        <table:table-row table:style-name="ro9">
          <table:table-cell table:number-columns-repeated="1022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8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1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8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8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8"/>
          <table:table-cell table:number-columns-repeated="992"/>
        </table:table-row>
        <table:table-row table:style-name="ro9" table:number-rows-repeated="1048487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63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>
            <text:p>BDD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table:number-columns-repeated="56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table:number-columns-repeated="3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style-name="ce31" table:number-columns-repeated="62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74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23:56:30.64374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26T15:50:26.497493226</dc:date>
    <meta:editing-duration>P237DT22H9M11S</meta:editing-duration>
    <meta:editing-cycles>970</meta:editing-cycles>
    <meta:generator>LibreOffice/6.1.5.2$Linux_X86_64 LibreOffice_project/10$Build-2</meta:generator>
    <meta:document-statistic meta:table-count="3" meta:cell-count="581" meta:object-count="0"/>
  </office:meta>
</office:document-meta>
</file>